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3213</text:span></text:p>
      <text:p text:style-name="P3"><text:span text:style-name="T3_1">Date</text:span><text:span text:style-name="T3_2">:<text:s/>2011-05-17</text:span></text:p>
      <text:p text:style-name="P4"><text:span text:style-name="T4_1">Time</text:span><text:span text:style-name="T4_2">:<text:s/>11:00<text:s/>-<text:s/>13:0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T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Finish</text:span><text:span text:style-name="T8_2"><text:s/></text:span><text:span text:style-name="T8_3">presentation</text:span><text:span text:style-name="T8_4"><text:s/></text:span><text:span text:style-name="T8_5">for</text:span><text:span text:style-name="T8_6"><text:s/></text:span><text:span text:style-name="T8_7">pitch</text:span><text:span text:style-name="T8_8">.</text:span></text:p>
            </text:list-item>
            <text:list-item>
              <text:p text:style-name="P9"><text:span text:style-name="T9_1">Discuss</text:span><text:span text:style-name="T9_2"><text:s/></text:span><text:span text:style-name="T9_3">what</text:span><text:span text:style-name="T9_4">’</text:span><text:span text:style-name="T9_5">s</text:span><text:span text:style-name="T9_6"><text:s/></text:span><text:span text:style-name="T9_7">left</text:span><text:span text:style-name="T9_8"><text:s/></text:span><text:span text:style-name="T9_9">to</text:span><text:span text:style-name="T9_10"><text:s/></text:span><text:span text:style-name="T9_11">program</text:span><text:span text:style-name="T9_12">.</text:span></text:p>
            </text:list-item>
          </text:list>
        </text:list-item>
        <text:list-item>
          <text:p text:style-name="P10"><text:span text:style-name="T10_1">Reports</text:span></text:p>
          <text:list>
            <text:list-item>
              <text:p text:style-name="P11"><text:span text:style-name="T11_1">Threading</text:span><text:span text:style-name="T11_2"><text:s/></text:span><text:span text:style-name="T11_3">done</text:span><text:span text:style-name="T11_4">.</text:span></text:p>
            </text:list-item>
            <text:list-item>
              <text:p text:style-name="P12"><text:span text:style-name="T12_1">To</text:span><text:span text:style-name="T12_2"><text:s/></text:span><text:span text:style-name="T12_3">be</text:span><text:span text:style-name="T12_4"><text:s/></text:span><text:span text:style-name="T12_5">done</text:span></text:p>
              <text:list>
                <text:list-item>
                  <text:p text:style-name="P13"><text:span text:style-name="T13_1">Implement</text:span><text:span text:style-name="T13_2"><text:s/></text:span><text:span text:style-name="T13_3">new</text:span><text:span text:style-name="T13_4"><text:s/></text:span><text:span text:style-name="T13_5">interfaces</text:span><text:span text:style-name="T13_6"><text:s/></text:span><text:span text:style-name="T13_7">for</text:span><text:span text:style-name="T13_8"><text:s/></text:span><text:span text:style-name="T13_9">Ctrl</text:span><text:span text:style-name="T13_10"><text:s/></text:span><text:span text:style-name="T13_11">and</text:span><text:span text:style-name="T13_12"><text:s/></text:span><text:span text:style-name="T13_13">Model</text:span></text:p>
                </text:list-item>
                <text:list-item>
                  <text:p text:style-name="P14"><text:span text:style-name="T14_1">A</text:span><text:span text:style-name="T14_2"><text:s/></text:span><text:span text:style-name="T14_3">few</text:span><text:span text:style-name="T14_4"><text:s/></text:span><text:span text:style-name="T14_5">more</text:span><text:span text:style-name="T14_6"><text:s/></text:span><text:span text:style-name="T14_7">filters</text:span></text:p>
                </text:list-item>
                <text:list-item>
                  <text:p text:style-name="P15"><text:span text:style-name="T15_1">Commenting</text:span><text:span text:style-name="T15_2"><text:s/></text:span><text:span text:style-name="T15_3">code</text:span></text:p>
                </text:list-item>
                <text:list-item>
                  <text:p text:style-name="P16"><text:span text:style-name="T16_1">Unit</text:span><text:span text:style-name="T16_2"><text:s/></text:span><text:span text:style-name="T16_3">testing</text:span></text:p>
                </text:list-item>
                <text:list-item>
                  <text:p text:style-name="P17"><text:span text:style-name="T17_1">General</text:span><text:span text:style-name="T17_2"><text:s/></text:span><text:span text:style-name="T17_3">restructuring</text:span></text:p>
                </text:list-item>
              </text:list>
            </text:list-item>
          </text:list>
        </text:list-item>
        <text:list-item>
          <text:p text:style-name="P18"><text:span text:style-name="T18_1">Discussion</text:span><text:span text:style-name="T18_2"><text:s/></text:span><text:span text:style-name="T18_3">items</text:span></text:p>
          <text:list>
            <text:list-item>
              <text:p text:style-name="P19"><text:span text:style-name="T19_1">Presentation</text:span></text:p>
            </text:list-item>
          </text:list>
        </text:list-item>
        <text:list-item>
          <text:p text:style-name="P20"><text:span text:style-name="T20_1">Outcomes</text:span><text:span text:style-name="T20_2"><text:s/></text:span><text:span text:style-name="T20_3">and</text:span><text:span text:style-name="T20_4"><text:s/></text:span><text:span text:style-name="T20_5">assignments</text:span></text:p>
          <text:list>
            <text:list-item>
              <text:p text:style-name="P21"><text:span text:style-name="T21_1">Presentation</text:span><text:span text:style-name="T21_2"><text:s/></text:span><text:span text:style-name="T21_3">practically</text:span><text:span text:style-name="T21_4"><text:s/></text:span><text:span text:style-name="T21_5">done</text:span><text:span text:style-name="T21_6">.<text:s/></text:span><text:span text:style-name="T21_7">Needs</text:span><text:span text:style-name="T21_8"><text:s/></text:span><text:span text:style-name="T21_9">image</text:span><text:span text:style-name="T21_10"><text:s/></text:span><text:span text:style-name="T21_11">of</text:span><text:span text:style-name="T21_12"><text:s/></text:span><text:span text:style-name="T21_13">structure</text:span><text:span text:style-name="T21_14"><text:s/></text:span><text:span text:style-name="T21_15">and</text:span><text:span text:style-name="T21_16"><text:s/></text:span><text:span text:style-name="T21_17">dependencies</text:span><text:span text:style-name="T21_18"><text:s/></text:span><text:span text:style-name="T21_19">when</text:span><text:span text:style-name="T21_20"><text:s/></text:span><text:span text:style-name="T21_21">programming</text:span><text:span text:style-name="T21_22"><text:s/></text:span><text:span text:style-name="T21_23">is</text:span><text:span text:style-name="T21_24"><text:s/></text:span><text:span text:style-name="T21_25">done</text:span><text:span text:style-name="T21_26">.</text:span></text:p>
            </text:list-item>
            <text:list-item>
              <text:p text:style-name="P22"><text:span text:style-name="T22_1">Assignments</text:span><text:span text:style-name="T22_2"><text:s/></text:span><text:span text:style-name="T22_3">same</text:span><text:span text:style-name="T22_4"><text:s/></text:span><text:span text:style-name="T22_5">as</text:span><text:span text:style-name="T22_6"><text:s/></text:span><text:span text:style-name="T22_7">before</text:span><text:span text:style-name="T22_8">.<text:s/></text:span><text:span text:style-name="T22_9">However</text:span><text:span text:style-name="T22_10">,<text:s/></text:span><text:span text:style-name="T22_11">everyone</text:span><text:span text:style-name="T22_12"><text:s/></text:span><text:span text:style-name="T22_13">should</text:span><text:span text:style-name="T22_14"><text:s/></text:span><text:span text:style-name="T22_15">practice</text:span><text:span text:style-name="T22_16"><text:s/></text:span><text:span text:style-name="T22_17">their</text:span><text:span text:style-name="T22_18"><text:s/></text:span><text:span text:style-name="T22_19">part</text:span><text:span text:style-name="T22_20"><text:s/></text:span><text:span text:style-name="T22_21">of</text:span><text:span text:style-name="T22_22"><text:s/></text:span><text:span text:style-name="T22_23">the</text:span><text:span text:style-name="T22_24"><text:s/></text:span><text:span text:style-name="T22_25">presentation</text:span><text:span text:style-name="T22_26">.</text:span></text:p>
            </text:list-item>
          </text:list>
        </text:list-item>
        <text:list-item>
          <text:p text:style-name="P23"><text:span text:style-name="T23_1">Wrap</text:span><text:span text:style-name="T23_2"><text:s/></text:span><text:span text:style-name="T23_3">up</text:span></text:p>
          <text:list>
            <text:list-item>
              <text:p text:style-name="P24"><text:span text:style-name="T24_1">Next</text:span><text:span text:style-name="T24_2"><text:s/>(</text:span><text:span text:style-name="T24_3">Last</text:span><text:span text:style-name="T24_4">!)<text:s/></text:span><text:span text:style-name="T24_5">meeting</text:span><text:span text:style-name="T24_6">:<text:s/></text:span><text:span text:style-name="T24_7">Thursday</text:span><text:span text:style-name="T24_8"><text:s/>2011-05-19<text:s/>11:00-13:30.</text:span></text:p>
            </text:list-item>
          </text:list>
          <text:list text:style-name="LS2" xml:id="list18">
            <text:list-item>
              <text:list>
                <text:list-item>
                  <text:p text:style-name="P25"><text:span text:style-name="T25_1">Do</text:span><text:span text:style-name="T25_2"><text:s/></text:span><text:span text:style-name="T25_3">a</text:span><text:span text:style-name="T25_4"><text:s/></text:span><text:span text:style-name="T25_5">run</text:span><text:span text:style-name="T25_6">-</text:span><text:span text:style-name="T25_7">through</text:span><text:span text:style-name="T25_8"><text:s/></text:span><text:span text:style-name="T25_9">of</text:span><text:span text:style-name="T25_10"><text:s/></text:span><text:span text:style-name="T25_11">the</text:span><text:span text:style-name="T25_12"><text:s/></text:span><text:span text:style-name="T25_13">presentation</text:span><text:span text:style-name="T25_14">.</text:span></text:p>
                </text:list-item>
                <text:list-item>
                  <text:p text:style-name="P26"><text:span text:style-name="T26_1">Last</text:span><text:span text:style-name="T26_2"><text:s/></text:span><text:span text:style-name="T26_3">programming</text:span><text:span text:style-name="T26_4"><text:s/></text:span><text:span text:style-name="T26_5">assignments</text:span></text:p>
                </text:list-item>
                <text:list-item>
                  <text:p text:style-name="P27"><text:span text:style-name="T27_1">Print</text:span><text:span text:style-name="T27_2"><text:s/></text:span><text:span text:style-name="T27_3">self</text:span><text:span text:style-name="T27_4">-</text:span><text:span text:style-name="T27_5">evaluation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